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line-height="130%" fo:text-indent="0cm" style:auto-text-indent="false" fo:padding="0cm" fo:border="none"/>
      <style:text-properties fo:language="sv" fo:country="SE"/>
    </style:style>
    <style:style style:name="P2"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11a2d0"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d42c7" officeooo:paragraph-rsid="000d42c7"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f73e1" style:text-blinking="false"/>
    </style:style>
    <style:style style:name="P8"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11a2d0" style:text-blinking="false"/>
    </style:style>
    <style:style style:name="P9"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10"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a759" officeooo:paragraph-rsid="000aa759" style:text-blinking="false"/>
    </style:style>
    <style:style style:name="P11"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f73e1" officeooo:paragraph-rsid="000f73e1" style:text-blinking="false"/>
    </style:style>
    <style:style style:name="P12"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2e47" officeooo:paragraph-rsid="000c7eec" style:text-blinking="false"/>
    </style:style>
    <style:style style:name="P1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0d144e"/>
    </style:style>
    <style:style style:name="T6" style:family="text">
      <style:text-properties officeooo:rsid="000d42c7"/>
    </style:style>
    <style:style style:name="T7" style:family="text">
      <style:text-properties officeooo:rsid="000d8795"/>
    </style:style>
    <style:style style:name="T8" style:family="text">
      <style:text-properties officeooo:rsid="00118e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51728948595489436" text:style-name="L1">
        <text:list-item>
          <text:p text:style-name="P2"><text:span text:style-name="T2">Bakgrund och problembeskrivning</text:span><text:line-break/><text:span text:style-name="T8">De gånger jag själv har velat spara en länk eller en text så finns det redan ett antal konkurrenrande tjänster för detta, men ingen av dessa tillhandahåller samtidigt möjligheten att dela och kommentera på dessa utan de är mer för en personlig samling, och gruppering är ofta inte något som är möjligt utan att man måste arbeta sig runt deras olika system, vilket ofta inte är särskilt händigt.</text:span></text:p>
          <text:p text:style-name="P8"><text:span text:style-name="T6">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span></text:p>
        </text:list-item>
        <text:list-item>
          <text:p text:style-name="P4"><text:span text:style-name="T2">Användar/mål-grupper</text:span><text:line-break/>Beskriv de tilltänkta användarna, ju mindre generell din beskrivning är desto enklare att bygga en bra applikation.</text:p>
          <text:p text:style-name="P9"><text:line-break/>Tekniskt intresserade och kunniga personer, personer som generellt be<text:span text:style-name="T4">­</text:span>finner sig på forum så som Sweclockers och liknande. </text:p>
        </text:list-item>
        <text:list-item>
          <text:p text:style-name="P5"><text:span text:style-name="T2">Marknad</text:span><text:line-break/>Beskriv konkurrerande och liknande system. Vad gör dessa unika, vilka svagheter respektive styrkor har de, vilken målgrupp vänder de sig till?<text:line-break/><text:line-break/><text:span text:style-name="T5">Reddit</text:span></text:p>
          <text:p text:style-name="P3">Pastebin<text:line-break/></text:p>
          <text:p text:style-name="P5">Försök att tänka brett och generellt (det kanske inte finns något annat system som är exakt samma som det du tänker göra); t.ex. hur löser användarna det problem du tänkt lösa i dagsläget?</text:p>
        </text:list-item>
        <text:list-item>
          <text:p text:style-name="P6"><text:span text:style-name="T2">Baskrav/Egenskaper/Features/Unique Selling Points</text:span><text:line-break/><text:span text:style-name="T3">Skapande av inlägg</text:span></text:p>
          <text:p text:style-name="P10">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p>
        </text:list-item>
        <text:list-item>
          <text:p text:style-name="P7"><text:soft-page-break/><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11">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8">där</text:span> allt var mycket magiskt och ramverket dålde mycket av vad som hände <text:span text:style-name="T8">i</text:span> bakgrunden. Med flask så har jag mycket mer kontroll över vad som händer och det är något som jag <text:span text:style-name="T8">föredrar och vill testa</text:span> <text:span text:style-name="T8">i</text:span> det här projektet. <text:line-break/>Databasen som jag har valt att använda är PostgreSQL då det är en väldigt populär databasmotor som samtidigt har väldigt kraftfulla funktioner som jag kanske får användning för.</text:p>
          <text:p text:style-name="P12">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3">Christoffer Holmgren, ch222kv, Webprogrammering 2013</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8T09:54:20.305000000</dc:date>
    <meta:editing-duration>PT1H25M21S</meta:editing-duration>
    <meta:editing-cycles>11</meta:editing-cycles>
    <meta:generator>LibreOffice/4.2.0.4$Windows_x86 LibreOffice_project/05dceb5d363845f2cf968344d7adab8dcfb2ba71</meta:generator>
    <meta:document-statistic meta:table-count="0" meta:image-count="0" meta:object-count="0" meta:page-count="2" meta:paragraph-count="14" meta:word-count="492" meta:character-count="3057" meta:non-whitespace-character-count="2580"/>
  </office:meta>
</office:document-meta>
</file>